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20" style:family="paragraph" style:parent-style-name="Text_20_body" style:list-style-name="L1">
      <style:paragraph-properties fo:margin-top="0in" fo:margin-bottom="0in" style:contextual-spacing="false"/>
    </style:style>
    <style:style style:name="P21" style:family="paragraph" style:parent-style-name="Text_20_body" style:list-style-name="L2">
      <style:paragraph-properties fo:margin-top="0in" fo:margin-bottom="0in" style:contextual-spacing="false"/>
    </style:style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>
      <style:text-properties fo:color="#000000" loext:opacity="100%" style:font-name="arial" officeooo:rsid="001ee25d" officeooo:paragraph-rsid="001ee25d"/>
    </style:style>
    <style:style style:name="P25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31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32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font-size="10pt" fo:font-style="normal" fo:font-weight="normal" style:font-size-asian="10pt" style:font-style-asian="normal" style:font-weight-asian="normal"/>
    </style:style>
    <style:style style:name="T4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tyle="normal" style:font-style-asian="normal"/>
    </style:style>
    <style:style style:name="T8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1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2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3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14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5">Backend</text:span>:</text:h>
      <text:p text:style-name="P10">Start im Entwicklungsmodus: $ npx nodemon ./src/app.js</text:p>
      <text:p text:style-name="P2"><text:span text:style-name="T6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6">root@217.160.162.52</text:span></text:a><text:span text:style-name="T6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20">Klicke oben rechts auf dein Profilbild und wähle "Settings" aus.</text:p>
        </text:list-item>
      </text:list>
      <text:list xml:id="list121731131" text:style-name="L2">
        <text:list-item>
          <text:p text:style-name="P21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22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23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24"><text:span text:style-name="T3">const </text:span><text:bookmark-start text:name="__DdeLink__42_4121600268"/><text:span text:style-name="T3">isDesktop</text:span><text:bookmark-end text:name="__DdeLink__42_4121600268"/><text:span text:style-name="T3"> = smAndUp;</text:span><text:span text:style-name="T4">&lt;v-footer </text:span><text:span text:style-name="T3">v-if="isDesktop"</text:span></text:p>
      <text:p text:style-name="P24"><text:span text:style-name="T3"/></text:p>
      <text:p text:style-name="P30"><text:span text:style-name="T7">Vuex-Store</text:span></text:p>
      <text:p text:style-name="P25"><text:span text:style-name="T7">Daten im vuex-Store sind nur für die aktuelle Sitzung gespeichert, beim Neuladen der Seite, wird der Store gelöscht.</text:span></text:p>
      <text:p text:style-name="P25"><text:span text:style-name="T7">Mit vuex-persistedstate wird der vuex-Store bei Bedarf im localStore zwischengespeichert. Keine sensible Daten speichern!!!</text:span></text:p>
      <text:p text:style-name="P28"><text:span text:style-name="T7">Hiermit werden die States bis zur Beendigung der Sitzung, durch schließen des Browsers oder des Tabs, in SessionStorage gespeichert.</text:span></text:p>
      <text:p text:style-name="P16"><text:span text:style-name="T10">plugins</text:span><text:span text:style-name="T8">: [</text:span><text:line-break/><text:span text:style-name="T8"> <text:s text:c="3"/></text:span><text:span text:style-name="T11">createPersistedState</text:span><text:span text:style-name="T8">({</text:span><text:line-break/><text:span text:style-name="T8"> <text:s text:c="7"/></text:span><text:span text:style-name="T10">paths</text:span><text:span text:style-name="T8">: [</text:span><text:span text:style-name="T2">'cartItems'</text:span><text:span text:style-name="T8">,</text:span><text:span text:style-name="T2">'userData'</text:span><text:span text:style-name="T8">], </text:span><text:span text:style-name="T12">// persistieren der gewünschten Objekten</text:span><text:line-break/><text:span text:style-name="T12"> <text:s text:c="7"/></text:span><text:span text:style-name="T10">storage</text:span><text:span text:style-name="T8">: </text:span><text:span text:style-name="T13">window</text:span><text:span text:style-name="T8">.</text:span><text:span text:style-name="T10">sessionStorage</text:span><text:span text:style-name="T8">, </text:span><text:span text:style-name="T12">// Verwendung von sessionStorage statt localStorage</text:span><text:line-break/><text:span text:style-name="T12"> <text:s text:c="3"/></text:span><text:span text:style-name="T8">}),</text:span></text:p>
      <text:p text:style-name="P15"><text:span text:style-name="T7"/></text:p>
      <text:p text:style-name="P29"><text:span text:style-name="T7">Aufgrund der Umstellung persistent, kann es zu diesem Fehler kommen:</text:span></text:p>
      <text:p text:style-name="P29"><text:span text:style-name="T7">Uncaught TypeError: cyclic object value</text:span></text:p>
      <text:p text:style-name="P29"><text:soft-page-break/><text:span text:style-name="T7">In diesem Fall muss mit .value gearbeitet werden, wenn es ein ref Object ist!</text:span></text:p>
      <text:p text:style-name="P29"><text:span text:style-name="T7">Beispiel:</text:span></text:p>
      <text:p text:style-name="P18"><text:span text:style-name="T9">existingItem</text:span><text:span text:style-name="T8">.</text:span><text:span text:style-name="T9">externeID</text:span><text:span text:style-name="T8">.</text:span><text:span text:style-name="T11">push</text:span><text:span text:style-name="T8">(value.</text:span><text:span text:style-name="T9">externeID</text:span><text:span text:style-name="T8">.</text:span><text:span text:style-name="T10">value</text:span><text:span text:style-name="T8">);</text:span><text:line-break/></text:p>
      <text:p text:style-name="P17"><text:span text:style-name="T7"/></text:p>
      <text:p text:style-name="P31">Backend</text:p>
      <text:p text:style-name="P32"><text:span text:style-name="T7">Daten empfangen aus dem Frontend:</text:span></text:p>
      <text:p text:style-name="P26">const {cartItems, IDMitglied, IDBenutzer} = req.body;</text:p>
      <text:p text:style-name="P26">Für mehrere Elemente oder</text:p>
      <text:p text:style-name="P26">const cartItems = req.body;</text:p>
      <text:p text:style-name="P26">Für ein Element oder</text:p>
      <text:p text:style-name="P26">const refreshToken = req.body?.refreshToken;</text:p>
      <text:p text:style-name="P27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18T15:09:33.593339285</dc:date>
    <meta:editing-duration>P16DT1H42M38S</meta:editing-duration>
    <meta:editing-cycles>14</meta:editing-cycles>
    <meta:document-statistic meta:table-count="0" meta:image-count="0" meta:object-count="0" meta:page-count="7" meta:paragraph-count="159" meta:word-count="663" meta:character-count="6921" meta:non-whitespace-character-count="5962"/>
  </office:meta>
</office:document-meta>
</file>